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paragraph-properties fo:break-before="page"/>
    </style:style>
    <style:style style:name="P6" style:parent-style-name="Heading1" style:family="paragraph">
      <style:text-properties fo:color="#000000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end"/>
    </style:style>
    <style:style style:name="P15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break-before="page"/>
    </style:style>
    <style:style style:name="P20" style:parent-style-name="Heading1" style:family="paragraph">
      <style:text-properties fo:color="#000000"/>
    </style:style>
    <style:style style:name="P21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2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3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4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6" style:parent-style-name="DefaultParagraphFont" style:family="text">
      <style:text-properties style:font-name-complex="Calibri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/>
    </style:style>
    <style:style style:name="T29" style:parent-style-name="DefaultParagraphFont" style:family="text">
      <style:text-properties style:font-name-complex="Calibri"/>
    </style:style>
    <style:style style:name="P30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1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2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3" style:parent-style-name="DefaultParagraphFont" style:family="text">
      <style:text-properties fo:color="#000000"/>
    </style:style>
    <style:style style:name="TableColumn35" style:family="table-column">
      <style:table-column-properties style:column-width="1.2618in"/>
    </style:style>
    <style:style style:name="TableColumn36" style:family="table-column">
      <style:table-column-properties style:column-width="0.875in"/>
    </style:style>
    <style:style style:name="TableColumn37" style:family="table-column">
      <style:table-column-properties style:column-width="0.9965in"/>
    </style:style>
    <style:style style:name="TableColumn38" style:family="table-column">
      <style:table-column-properties style:column-width="2.1826in"/>
    </style:style>
    <style:style style:name="Table34" style:family="table">
      <style:table-properties style:width="5.3159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background-color="#4BACC6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2" style:family="table-cell">
      <style:table-cell-properties fo:border="0.0069in solid #000000" fo:background-color="#4BACC6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4" style:family="table-cell">
      <style:table-cell-properties fo:border="0.0069in solid #000000" fo:background-color="#4BACC6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6" style:family="table-cell">
      <style:table-cell-properties fo:border="0.0069in solid #000000" fo:background-color="#4BACC6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none" draw:stroke="solid" svg:stroke-width="0.02778in" svg:stroke-color="#000000" draw:marker-end="a38" svg:stroke-opacity="100%" draw:shadow="visible" draw:shadow-offset-x="0in" draw:shadow-offset-y="0.02187in" draw:shadow-color="#000000" draw:shadow-opacity="38%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1">
      <style:graphic-properties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2778in" svg:stroke-color="#4f81bd" draw:marker-end="a42" svg:stroke-opacity="100%" draw:shadow="visible" draw:shadow-offset-x="0in" draw:shadow-offset-y="0.02187in" draw:shadow-color="#000000" draw:shadow-opacity="38%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44">
      <style:graphic-properties draw:fill="none" draw:stroke="solid" svg:stroke-width="0.02778in" svg:stroke-color="#385d8a" svg:stroke-opacity="100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2778in" svg:stroke-color="#4f81bd" draw:marker-end="a47" svg:stroke-opacity="100%" draw:shadow="visible" draw:shadow-offset-x="0in" draw:shadow-offset-y="0.02187in" draw:shadow-color="#000000" draw:shadow-opacity="38%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  <style:style style:family="graphic" style:name="a34">
      <style:graphic-properties draw:fill="none" draw:stroke="solid" svg:stroke-width="0.02778in" svg:stroke-color="#000000" draw:marker-end="a33" svg:stroke-opacity="100%" draw:shadow="visible" draw:shadow-offset-x="0in" draw:shadow-offset-y="0.02187in" draw:shadow-color="#000000" draw:shadow-opacity="38%"/>
    </style:style>
    <style:style style:family="graphic" style:name="a35">
      <style:graphic-properties draw:fill="none" draw:stroke="solid" svg:stroke-width="0.02778in" svg:stroke-color="#385d8a" svg:stroke-opacity="100%"/>
    </style:style>
    <style:style style:family="graphic" style:name="a3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Design outline for the Xmega-E5</text:p>
      <text:p text:style-name="Normal">The following lists the design requirements for the Xmega-E5 to be used as a variable frequency oscillator (VFO) for the synth. Output waveforms will be<text:s/>sine or triangle and square. The document consists of:</text:p>
      <text:list text:style-name="LFO1" text:continue-numbering="true">
        <text:list-item>
          <text:p text:style-name="P2"><text:a xlink:href="#_Xmega-E5_ADD" office:target-frame-name="_top" xlink:show="replace"><text:span text:style-name="Hyperlink">Xmega-E5 ADD</text:span></text:a></text:p>
        </text:list-item>
        <text:list-item>
          <text:p text:style-name="P3"><text:a xlink:href="#_System_requirements" office:target-frame-name="_top" xlink:show="replace"><text:span text:style-name="Hyperlink">System Requirements</text:span></text:a></text:p>
        </text:list-item>
        <text:list-item>
          <text:p text:style-name="P4"><text:a xlink:href="#_Xmega-E5_Pin_outs" office:target-frame-name="_top" xlink:show="replace"><text:span text:style-name="Hyperlink">Xmega-E5 Pinouts</text:span></text:a><text:s/></text:p>
        </text:list-item>
      </text:list>
      <text:p text:style-name="P5"/>
      <text:h text:style-name="P6" text:outline-level="1"><text:bookmark-start text:name="_Xmega-E5_ADD"/><text:bookmark-end text:name="_Xmega-E5_ADD"/>Xmega-E5 ADD</text:h>
      <text:p text:style-name="Normal"><text:span text:style-name="T7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8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9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10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4998in" svg:y1="1.85in" svg:x2="1.66647in" svg:y2="1.8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11">Button Sine or Triangle</text:p></draw:text-box><svg:title/><svg:desc/></draw:frame></draw:g></text:span></text:p>
      <text:p text:style-name="Normal"/>
      <text:p text:style-name="Normal"><text:span text:style-name="T12"><draw:g draw:name="Group 32" draw:id="id30" draw:style-name="a41" text:anchor-type="as-char"><svg:title/><svg:desc/><draw:connector draw:type="line" svg:x1="0in" svg:y1="0.36667in" svg:x2="1.25833in" svg:y2="0.36667in" draw:id="id24" draw:style-name="a34" draw:name="Straight Arrow Connector 25"><svg:title/><svg:desc/></draw:connector><draw:custom-shape svg:x="1.26667in" svg:y="0in" svg:width="2.325in" svg:height="0.79167in" draw:id="id25" draw:style-name="a35" draw:name="Rectangle 26"><svg:title/><svg:desc/><draw:enhanced-geometry draw:type="non-primitive" svg:viewBox="0 0 21600 21600" draw:enhanced-path="M 0 0 L 21600 0 21600 21600 0 21600 Z N"/></draw:custom-shape><draw:frame draw:id="id26" draw:style-name="a36" draw:name="Text Box 28" svg:x="1.675in" svg:y="0.23333in" svg:width="1.53333in" svg:height="0.31667in" style:rel-width="scale" style:rel-height="scale"><draw:text-box><text:p text:style-name="P13">Voltage translation</text:p></draw:text-box><svg:title/><svg:desc/></draw:frame><draw:frame draw:id="id27" draw:style-name="a37" draw:name="Text Box 29" svg:x="0.20833in" svg:y="0.08333in" svg:width="1.05in" svg:height="0.29167in" style:rel-width="scale" style:rel-height="scale"><draw:text-box><text:p text:style-name="P14">Square Wave</text:p></draw:text-box><svg:title/><svg:desc/></draw:frame><draw:connector draw:type="line" svg:x1="3.59167in" svg:y1="0.46667in" svg:x2="4.85in" svg:y2="0.46667in" draw:id="id28" draw:style-name="a39" draw:name="Straight Arrow Connector 30"><svg:title/><svg:desc/></draw:connector><draw:frame draw:id="id29" draw:style-name="a40" draw:name="Text Box 31" svg:x="3.58333in" svg:y="0.14167in" svg:width="1.05833in" svg:height="0.31667in" style:rel-width="scale" style:rel-height="scale"><draw:text-box><text:p text:style-name="Normal">Square Wave</text:p></draw:text-box><svg:title/><svg:desc/></draw:frame></draw:g></text:span></text:p>
      <text:p text:style-name="Normal"/>
      <text:p text:style-name="P15"><text:span text:style-name="T16"><draw:g draw:name="Group 33" draw:id="id37" draw:style-name="a50" text:anchor-type="as-char"><svg:title/><svg:desc/><draw:connector draw:type="line" svg:x1="0in" svg:y1="0.36667in" svg:x2="1.25833in" svg:y2="0.36667in" draw:id="id31" draw:style-name="a43" draw:name="Straight Arrow Connector 34"><svg:title/><svg:desc/></draw:connector><draw:custom-shape svg:x="1.26667in" svg:y="0in" svg:width="2.325in" svg:height="0.79167in" draw:id="id32" draw:style-name="a44" draw:name="Rectangle 35"><svg:title/><svg:desc/><draw:enhanced-geometry draw:type="non-primitive" svg:viewBox="0 0 21600 21600" draw:enhanced-path="M 0 0 L 21600 0 21600 21600 0 21600 Z N"/></draw:custom-shape><draw:frame draw:id="id33" draw:style-name="a45" draw:name="Text Box 36" svg:x="1.675in" svg:y="0.23333in" svg:width="1.53333in" svg:height="0.31667in" style:rel-width="scale" style:rel-height="scale"><draw:text-box><text:p text:style-name="P17">Filter</text:p></draw:text-box><svg:title/><svg:desc/></draw:frame><draw:frame draw:id="id34" draw:style-name="a46" draw:name="Text Box 37" svg:x="0.20833in" svg:y="0.08333in" svg:width="1.05in" svg:height="0.29167in" style:rel-width="scale" style:rel-height="scale"><draw:text-box><text:p text:style-name="P18">DAC <text:s/>output</text:p></draw:text-box><svg:title/><svg:desc/></draw:frame><draw:connector draw:type="line" svg:x1="3.59167in" svg:y1="0.46667in" svg:x2="4.85in" svg:y2="0.46667in" draw:id="id35" draw:style-name="a48" draw:name="Straight Arrow Connector 38"><svg:title/><svg:desc/></draw:connector><draw:frame draw:id="id36" draw:style-name="a49" draw:name="Text Box 39" svg:x="3.58333in" svg:y="0.14167in" svg:width="1.05833in" svg:height="0.31667in" style:rel-width="scale" style:rel-height="scale"><draw:text-box><text:p text:style-name="Normal">Filtered DAC</text:p></draw:text-box><svg:title/><svg:desc/></draw:frame></draw:g></text:span></text:p>
      <text:p text:style-name="P19"/>
      <text:h text:style-name="P20" text:outline-level="1"><text:bookmark-start text:name="_System_requirements"/><text:bookmark-end text:name="_System_requirements"/>System requirements</text:h>
      <text:p text:style-name="Normal">UART<text:s/>speed: 57600 1 start, 1 stop, 8 data, no parity</text:p>
      <text:p text:style-name="Normal">UART protocol: RS232</text:p>
      <text:p text:style-name="Normal">UART Host2uC: Not currently implemented</text:p>
      <text:p text:style-name="Normal">UART uC2Host output:</text:p>
      <text:p text:style-name="Normal"><text:tab/>Code debug information as necessary</text:p>
      <text:p text:style-name="Normal"><text:tab/>ADC input read value</text:p>
      <text:p text:style-name="Normal"><text:tab/>DAC output value</text:p>
      <text:p text:style-name="Normal">Vcc: 3v3<text:s/></text:p>
      <text:p text:style-name="Normal">DAC output voltage: 1V pk-pk</text:p>
      <text:p text:style-name="Normal">DAC<text:s/>frequency range: 10Hz to 20kHz</text:p>
      <text:p text:style-name="Normal">DAC waveform: Sine or triangle wave</text:p>
      <text:p text:style-name="Normal">DAC filtering -6dB @ 30kHz??</text:p>
      <text:p text:style-name="Normal">DAC filter type: Sallen and Key</text:p>
      <text:p text:style-name="Normal">Rotary input:<text:s/>4 states on 3 input pins</text:p>
      <text:p text:style-name="Normal">Rotary<text:s/>function: Switch<text:s/>between Sine, Triangle, Square and Square/2 waveforms</text:p>
      <text:p text:style-name="P21">Square wave output duty cycle: Fixed 50/50</text:p>
      <text:p text:style-name="P22">Square wave frequency range: same as DAC</text:p>
      <text:p text:style-name="P23">Square wave output voltage: 0V or 3V3</text:p>
      <text:p text:style-name="P24">Square wave peak voltage translation: 3V3 to 1V</text:p>
      <text:p text:style-name="P25">Square wave voltage translation: resistor divider plus unity gain buffer</text:p>
      <text:p text:style-name="Normal">ADC input voltage range: 0 to AVcc/2</text:p>
      <text:p text:style-name="Normal">ADC potentiometer range: 0<text:span text:style-name="T26">Ω</text:span><text:s/>to 10k<text:span text:style-name="T27">Ω</text:span></text:p>
      <text:p text:style-name="Normal"><text:tab/>0<text:span text:style-name="T28">Ω</text:span><text:s/>-&gt; 10Hz</text:p>
      <text:p text:style-name="Normal"><text:tab/>10k<text:span text:style-name="T29">Ω</text:span><text:s/>-&gt; 20kHz</text:p>
      <text:p text:style-name="P30">Timer counter period: 5ms</text:p>
      <text:soft-page-break/>
      <text:p text:style-name="P31">Timer counter output: interrupt</text:p>
      <text:p text:style-name="P32">Timer counter port &amp; pin: TC4</text:p>
      <text:p text:style-name="Normal">RTC: 5ms system wakeup</text:p>
      <text:h text:style-name="Heading1" text:outline-level="1"><text:bookmark-start text:name="_Xmega-E5_Pin_outs"/><text:bookmark-end text:name="_Xmega-E5_Pin_outs"/><text:span text:style-name="T33">Xmega-E5 Pin outs</text:span><text:s/></text:h>
      <text:p text:style-name="Normal">Xmega-E5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Connector &amp; pin</text:p>
          </table:table-cell>
          <table:table-cell table:style-name="TableCell42">
            <text:p text:style-name="P43">Port &amp;<text:s/>Pin</text:p>
          </table:table-cell>
          <table:table-cell table:style-name="TableCell44">
            <text:p text:style-name="P45">Signal name</text:p>
          </table:table-cell>
          <table:table-cell table:style-name="TableCell46">
            <text:p text:style-name="P47">Comment</text:p>
          </table:table-cell>
        </table:table-row>
        <table:table-row table:style-name="TableRow48">
          <table:table-cell table:style-name="TableCell49">
            <text:p text:style-name="P50">J2 - 1</text:p>
          </table:table-cell>
          <table:table-cell table:style-name="TableCell51">
            <text:p text:style-name="P52">PA0</text:p>
          </table:table-cell>
          <table:table-cell table:style-name="TableCell53">
            <text:p text:style-name="P54">ADC0</text:p>
          </table:table-cell>
          <table:table-cell table:style-name="TableCell55">
            <text:p text:style-name="P56">Input</text:p>
          </table:table-cell>
        </table:table-row>
        <table:table-row table:style-name="TableRow57">
          <table:table-cell table:style-name="TableCell58">
            <text:p text:style-name="P59">J2-2</text:p>
          </table:table-cell>
          <table:table-cell table:style-name="TableCell60">
            <text:p text:style-name="P61">PA1</text:p>
          </table:table-cell>
          <table:table-cell table:style-name="TableCell62">
            <text:p text:style-name="P63">GPIO</text:p>
          </table:table-cell>
          <table:table-cell table:style-name="TableCell64">
            <text:p text:style-name="P65">Input for wave selector (SQ/2)</text:p>
          </table:table-cell>
        </table:table-row>
        <table:table-row table:style-name="TableRow66">
          <table:table-cell table:style-name="TableCell67">
            <text:p text:style-name="P68">J2 – 3</text:p>
          </table:table-cell>
          <table:table-cell table:style-name="TableCell69">
            <text:p text:style-name="P70">PA2</text:p>
          </table:table-cell>
          <table:table-cell table:style-name="TableCell71">
            <text:p text:style-name="P72">DAC0</text:p>
          </table:table-cell>
          <table:table-cell table:style-name="TableCell73">
            <text:p text:style-name="P74">Output</text:p>
          </table:table-cell>
        </table:table-row>
        <table:table-row table:style-name="TableRow75">
          <table:table-cell table:style-name="TableCell76">
            <text:p text:style-name="P77">J2 – 4</text:p>
          </table:table-cell>
          <table:table-cell table:style-name="TableCell78">
            <text:p text:style-name="P79">PA3</text:p>
          </table:table-cell>
          <table:table-cell table:style-name="TableCell80">
            <text:p text:style-name="P81">GPIO</text:p>
          </table:table-cell>
          <table:table-cell table:style-name="TableCell82">
            <text:p text:style-name="P83">Input for wave selector (SQ)</text:p>
          </table:table-cell>
        </table:table-row>
        <table:table-row table:style-name="TableRow84">
          <table:table-cell table:style-name="TableCell85">
            <text:p text:style-name="P86">J2 – 5<text:s/></text:p>
          </table:table-cell>
          <table:table-cell table:style-name="TableCell87">
            <text:p text:style-name="P88">PA4</text:p>
          </table:table-cell>
          <table:table-cell table:style-name="TableCell89">
            <text:p text:style-name="P90">GPIO</text:p>
          </table:table-cell>
          <table:table-cell table:style-name="TableCell91">
            <text:p text:style-name="P92">Input for wave selector (TRI)</text:p>
          </table:table-cell>
        </table:table-row>
        <table:table-row table:style-name="TableRow93">
          <table:table-cell table:style-name="TableCell94">
            <text:p text:style-name="P95">J2 - 5</text:p>
          </table:table-cell>
          <table:table-cell table:style-name="TableCell96">
            <text:p text:style-name="P97">PD4</text:p>
          </table:table-cell>
          <table:table-cell table:style-name="TableCell98">
            <text:p text:style-name="P99">LED D100</text:p>
          </table:table-cell>
          <table:table-cell table:style-name="TableCell100">
            <text:p text:style-name="P101">Active Low</text:p>
          </table:table-cell>
        </table:table-row>
        <table:table-row table:style-name="TableRow102">
          <table:table-cell table:style-name="TableCell103">
            <text:p text:style-name="P104">J2 - 8</text:p>
          </table:table-cell>
          <table:table-cell table:style-name="TableCell105">
            <text:p text:style-name="P106">PD5</text:p>
          </table:table-cell>
          <table:table-cell table:style-name="TableCell107">
            <text:p text:style-name="P108">LED D101</text:p>
          </table:table-cell>
          <table:table-cell table:style-name="TableCell109">
            <text:p text:style-name="P110">Active Low</text:p>
          </table:table-cell>
        </table:table-row>
        <table:table-row table:style-name="TableRow111">
          <table:table-cell table:style-name="TableCell112">
            <text:p text:style-name="P113">J2 - 9</text:p>
          </table:table-cell>
          <table:table-cell table:style-name="TableCell114">
            <text:p text:style-name="P115">-</text:p>
          </table:table-cell>
          <table:table-cell table:style-name="TableCell116">
            <text:p text:style-name="P117">Gnd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J2 - 10</text:p>
          </table:table-cell>
          <table:table-cell table:style-name="TableCell123">
            <text:p text:style-name="P124">-</text:p>
          </table:table-cell>
          <table:table-cell table:style-name="TableCell125">
            <text:p text:style-name="P126">3V3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J4-5</text:p>
          </table:table-cell>
          <table:table-cell table:style-name="TableCell132">
            <text:p text:style-name="P133">PC4</text:p>
          </table:table-cell>
          <table:table-cell table:style-name="TableCell134">
            <text:p text:style-name="P135">PWM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W0</text:p>
          </table:table-cell>
          <table:table-cell table:style-name="TableCell141">
            <text:p text:style-name="P142">PD0</text:p>
          </table:table-cell>
          <table:table-cell table:style-name="TableCell143">
            <text:p text:style-name="P144">Switch 0</text:p>
          </table:table-cell>
          <table:table-cell table:style-name="TableCell145">
            <text:p text:style-name="P146">Needs<text:s/>internal pullup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33" svg:viewBox="0 0 20 30" svg:d="m10 0-10 30h20z"/>
    <draw:marker draw:name="a9" svg:viewBox="0 0 20 30" svg:d="m10 0-10 30h20z"/>
    <draw:marker draw:name="a29" svg:viewBox="0 0 20 30" svg:d="m10 0-10 30h20z"/>
    <draw:marker draw:name="a42" svg:viewBox="0 0 20 30" svg:d="m10 0-10 30h20z"/>
    <draw:marker draw:name="a38" svg:viewBox="0 0 20 30" svg:d="m10 0-10 30h20z"/>
    <draw:marker draw:name="a47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>Ryan A</dc:creator>
    <meta:creation-date>2017-07-16T17:03:00Z</meta:creation-date>
    <dc:date>2017-10-07T16:25:00Z</dc:date>
    <meta:template xlink:href="Normal.dotm" xlink:type="simple"/>
    <meta:editing-cycles>8</meta:editing-cycles>
    <meta:editing-duration>PT3120S</meta:editing-duration>
    <meta:document-statistic meta:page-count="4" meta:paragraph-count="3" meta:word-count="270" meta:character-count="1807" meta:row-count="12" meta:non-whitespace-character-count="1540"/>
  </office:meta>
</office:document-meta>
</file>